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normal" officeooo:rsid="001917da" officeooo:paragraph-rsid="0015ba12" style:font-weight-asian="normal" style:font-weight-complex="normal"/>
    </style:style>
    <style:style style:name="P2" style:family="paragraph" style:parent-style-name="Standard">
      <style:text-properties fo:font-weight="normal" officeooo:rsid="001917da" officeooo:paragraph-rsid="00180e71" style:font-weight-asian="normal" style:font-weight-complex="normal"/>
    </style:style>
    <style:style style:name="P3" style:family="paragraph" style:parent-style-name="Standard">
      <style:text-properties fo:font-weight="normal" officeooo:rsid="002c4c23" officeooo:paragraph-rsid="0015ba12" style:font-weight-asian="normal" style:font-weight-complex="normal"/>
    </style:style>
    <style:style style:name="P4" style:family="paragraph" style:parent-style-name="Standard">
      <style:text-properties fo:font-weight="normal" officeooo:rsid="002c4c23" officeooo:paragraph-rsid="0016216a" style:font-weight-asian="normal" style:font-weight-complex="normal"/>
    </style:style>
    <style:style style:name="P5" style:family="paragraph" style:parent-style-name="Standard">
      <style:text-properties fo:font-weight="normal" officeooo:rsid="00177d5d" officeooo:paragraph-rsid="0015ba12" style:font-weight-asian="normal" style:font-weight-complex="normal"/>
    </style:style>
    <style:style style:name="P6" style:family="paragraph" style:parent-style-name="Standard">
      <style:text-properties fo:font-weight="normal" officeooo:rsid="00316f0a" officeooo:paragraph-rsid="0015ba12" style:font-weight-asian="normal" style:font-weight-complex="normal"/>
    </style:style>
    <style:style style:name="P7" style:family="paragraph" style:parent-style-name="Standard">
      <style:text-properties fo:font-weight="normal" officeooo:rsid="003018ec" officeooo:paragraph-rsid="0015ba12" style:font-weight-asian="normal" style:font-weight-complex="normal"/>
    </style:style>
    <style:style style:name="P8" style:family="paragraph" style:parent-style-name="Standard">
      <style:text-properties fo:font-weight="normal" officeooo:rsid="0015ba12" officeooo:paragraph-rsid="0015ba12" style:font-weight-asian="normal" style:font-weight-complex="normal"/>
    </style:style>
    <style:style style:name="T1" style:family="text">
      <style:text-properties fo:font-weight="bold" officeooo:rsid="00314f15" style:font-weight-asian="bold" style:font-weight-complex="bold"/>
    </style:style>
    <style:style style:name="T2" style:family="text">
      <style:text-properties fo:font-weight="bold" officeooo:rsid="00177d5d" style:font-weight-asian="bold" style:font-weight-complex="bold"/>
    </style:style>
    <style:style style:name="T3" style:family="text">
      <style:text-properties officeooo:rsid="001a38fd"/>
    </style:style>
    <style:style style:name="T4" style:family="text">
      <style:text-properties officeooo:rsid="001917da"/>
    </style:style>
    <style:style style:name="T5" style:family="text">
      <style:text-properties officeooo:rsid="003018ec"/>
    </style:style>
    <style:style style:name="T6" style:family="text">
      <style:text-properties officeooo:rsid="001a45b6"/>
    </style:style>
    <style:style style:name="T7" style:family="text">
      <style:text-properties officeooo:rsid="0016216a"/>
    </style:style>
    <style:style style:name="T8" style:family="text">
      <style:text-properties officeooo:rsid="0017a1dd"/>
    </style:style>
    <style:style style:name="T9" style:family="text">
      <style:text-properties officeooo:rsid="00180e71"/>
    </style:style>
    <style:style style:name="T10" style:family="text">
      <style:text-properties officeooo:rsid="001aad7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ab/></text:p>
      <text:p text:style-name="P4"><text:span text:style-name="T8">mungkin kita pernah mengeluh karena mempunyai banyak masalah <text:s/>dan merasa menjadi manusia yang paling sial atau merasa satu satunya manusia yang paling berat cobaannya </text:span><text:s/><text:span text:style-name="T8">karena selalu saja ada masalah yang menghampiri</text:span></text:p>
      <text:p text:style-name="P3"/>
      <text:p text:style-name="P8">Atau <text:span text:style-name="T8">kita bertanya tanya </text:span>kenapa <text:s/>saya yang mendapatkan <text:s/>cobaan <text:span text:style-name="T7">ini</text:span></text:p>
      <text:p text:style-name="P8">jawaban<text:span text:style-name="T10">nya</text:span> karena kita mampu, allah tidak akan membebani hambanya diluar kemampuannya dan allah <text:s/>tahu kemampuan <text:span text:style-name="T7">hambanya</text:span></text:p>
      <text:p text:style-name="P5"/>
      <text:p text:style-name="P5"><text:span text:style-name="T7">boleh jadi saaat ini </text:span><text:s/>kita merasa kecewa <text:span text:style-name="T4">pada awalnya tapi, seiring berjalanannya waktu mungkin kita malah bersyukur karena ternyata yang kita duga buruk, <text:s text:c="2"/>setelah di <text:s/>jalani ternyata hikmahnya lebih baik dari apa <text:s/>yang kita duga.</text:span></text:p>
      <text:p text:style-name="P6"/>
      <text:p text:style-name="P1"><text:span text:style-name="T5"><text:s/></text:span>Allah tau mana yang terbaik untuk hambanya dan allah tidak pernah mendzolimi hambanya,allah merancang apa yang terbaik menurutnya,bukan menurut selera kita,karena selera kita lebih dekat dengan nafsu,bahkan kita sendiri tidak tau mana ya<text:span text:style-name="T3">ng</text:span> terbaik untuk kita</text:p>
      <text:p text:style-name="P1"/>
      <text:p text:style-name="P2"><text:span text:style-name="T6">karena itu apapun yang Allah <text:s/>berikan pada kalian . </text:span>terima<text:span text:style-name="T6">lah</text:span> dengan ridho,<text:span text:style-name="T9">berlapang dada dan </text:span>berbaik sangka kepada Allah.</text:p>
      <text:p text:style-name="P2">percaya bahwa setiap takdir <text:s/>ALLah pasti baik bagi hambanya</text:p>
      <text:p text:style-name="P1"/>
      <text:p text:style-name="P7">semua nya akan indah pada waktunya .</text:p>
      <text:p text:style-name="P1"><text:span text:style-name="T1">because </text:span><text:span text:style-name="T2">Allah will give you the b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3T16:15:20.763121555</meta:creation-date>
    <dc:date>2019-10-25T05:26:14.494251622</dc:date>
    <meta:editing-duration>PT36M9S</meta:editing-duration>
    <meta:editing-cycles>5</meta:editing-cycles>
    <meta:generator>LibreOffice/6.0.7.3$Linux_X86_64 LibreOffice_project/00m0$Build-3</meta:generator>
    <meta:document-statistic meta:table-count="0" meta:image-count="0" meta:object-count="0" meta:page-count="1" meta:paragraph-count="10" meta:word-count="169" meta:character-count="1146" meta:non-whitespace-character-count="972"/>
  </office:meta>
</office:document-meta>
</file>